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4.207cm" table:align="left"/>
    </style:style>
    <style:style style:name="Tableau1.A" style:family="table-column">
      <style:table-column-properties style:column-width="1.011cm"/>
    </style:style>
    <style:style style:name="Tableau1.B" style:family="table-column">
      <style:table-column-properties style:column-width="1.185cm"/>
    </style:style>
    <style:style style:name="Tableau1.C" style:family="table-column">
      <style:table-column-properties style:column-width="1.005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row">
      <style:table-row-properties style:min-row-height="0.757cm"/>
    </style:style>
    <style:style style:name="P1" style:family="paragraph" style:parent-style-name="Standard">
      <style:text-properties officeooo:rsid="001f27c1" officeooo:paragraph-rsid="001f27c1"/>
    </style:style>
    <style:style style:name="P2" style:family="paragraph" style:parent-style-name="Standard">
      <style:text-properties officeooo:rsid="0020a195" officeooo:paragraph-rsid="0020a195"/>
    </style:style>
    <style:style style:name="P3" style:family="paragraph" style:parent-style-name="Standard">
      <style:text-properties officeooo:rsid="0021f66f" officeooo:paragraph-rsid="0021f66f"/>
    </style:style>
    <style:style style:name="P4" style:family="paragraph" style:parent-style-name="Standard">
      <style:text-properties officeooo:rsid="0023438d" officeooo:paragraph-rsid="0023438d"/>
    </style:style>
    <style:style style:name="P5" style:family="paragraph" style:parent-style-name="Standard">
      <style:text-properties officeooo:rsid="0025117a" officeooo:paragraph-rsid="0025117a"/>
    </style:style>
    <style:style style:name="P6" style:family="paragraph" style:parent-style-name="Table_20_Contents">
      <style:text-properties officeooo:rsid="0025117a" officeooo:paragraph-rsid="0025117a"/>
    </style:style>
    <style:style style:name="T1" style:family="text">
      <style:text-properties officeooo:rsid="0021f6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ME semaine 1 BIMA</text:p>
      <text:p text:style-name="P1"/>
      <text:p text:style-name="P1">Binôme : Daniel Antunes Costa Gonçalves, Matthieu Wolfrom</text:p>
      <text:p text:style-name="P1"/>
      <text:p text:style-name="P1"/>
      <text:p text:style-name="P1"/>
      <text:p text:style-name="P1">Exercice 1 :</text:p>
      <text:p text:style-name="P1"/>
      <text:p text:style-name="P1">Q1. </text:p>
      <text:p text:style-name="P1">Tout d'abord on utilise la fonction imread() pour ouvrir l'image. On utilise ensuite la fonction size() pour obtenir le nombre de lignes et le nombre de colonnes de la matrice de l'image.</text:p>
      <text:p text:style-name="P1"/>
      <text:p text:style-name="P1">Q2.<text:line-break/>Pour compter le nombre de pixels de niveau de gris k d'une image, on parcourt la matrice en vérifiant le niveau de gris des pixels et on incrémente le compteur si le niveau est égal à k. <text:line-break/><text:line-break/>Q3. </text:p>
      <text:p text:style-name="P1">On commence par copier la matrice de l'image originale dans une nouvelle matrice puis on utilise la fonction find() pour remplacer les pixels dont le niveau de gris est k1 par k2.</text:p>
      <text:p text:style-name="P1"/>
      <text:p text:style-name="P1"/>
      <text:p text:style-name="P1">Q4.</text:p>
      <text:p text:style-name="P2">Pour normaliser l'image, on cherche à répartir les niveaux de gris dans un nouvel intervalle [k1,k2] plutôt que l'intervalle de départ [Kmin, Kmax]. </text:p>
      <text:p text:style-name="P2">On parcourt la matrice de l'image et on créé la matrice de l'image normalisée.</text:p>
      <text:p text:style-name="P2">Pour cela, on calcule le rapport noté n entre le nouvel intervalle et l'original. On réalise ensuite le produit de n avec la différence entre le niveau de gris du pixel courant et le minimum de <text:span text:style-name="T1">l'intervalle original puis on ajoute le minimum du nouvel intervalle pour obtenir le niveau de gris normalisé.</text:span></text:p>
      <text:p text:style-name="P2"/>
      <text:p text:style-name="P3">Q5.</text:p>
      <text:p text:style-name="P3">Pour créer l'image inversée, il suffit de parcourir la matrice et de construire une matrice inversée avec k' = 255 – k, avec k' le niveau de gris inversé et k le niveau de gris trouvé dans la matrice originale.</text:p>
      <text:p text:style-name="P3"/>
      <text:p text:style-name="P3"/>
      <text:p text:style-name="P3">Q6.</text:p>
      <text:p text:style-name="P3">Pour obtenir l'histogramme de l'image donnée, on compte les occurrences de chaque niveau de gris de sa matrice, et on les conserve dans un vecteur colonne de taille 256, car il y a 256 niveaux de gris possibles ici.</text:p>
      <text:p text:style-name="P3"/>
      <text:p text:style-name="P3"/>
      <text:p text:style-name="P3">Q7.</text:p>
      <text:p text:style-name="P3">Pour construire la matrice de l'image seuillée, on utilise la fonction find() pour trouver les valeurs supérieures au seuil s et les remplacer par 255, puis un second appel à find() permet de mettre à 0 les pixels de valeur inférieure ou égale à s.</text:p>
      <text:p text:style-name="P3"/>
      <text:p text:style-name="P4">Q8.</text:p>
      <text:p text:style-name="P4">On commence par ouvrir l'image avec la fonction imread() et on conserve le résultat dans la matrice I. On utilise ensuite la fonction image() pour afficher l'image correspondant à I.</text:p>
      <text:p text:style-name="P4">A l'aide de calculerHisto() et plot(), on obtient puis on affiche l'histogramme de I.</text:p>
      <text:p text:style-name="P4">Puis, on utilise inversionImage() et calculerHisto() pour obtenir la matrice inversée In ainsi que son histogramme, enfin on affiche ce nouvel histogramme à l'aide de plot() et l'image correspondant à <text:soft-page-break/>In avec image().</text:p>
      <text:p text:style-name="P3"/>
      <text:p text:style-name="P3"/>
      <text:p text:style-name="P4">Q9.</text:p>
      <text:p text:style-name="P4">On ouvre et on affiche l'image ainsi que son histogramme de la même manière que dans la question Q8.</text:p>
      <text:p text:style-name="P4">Puis on utilise normaliseImage() avec k1=10 et k2=50 pour obtenir la nouvelle matrice, dont on calcule l'histogramme avec calculerHisto().</text:p>
      <text:p text:style-name="P4">On affiche en suite l'image normalisée avec image() et l'histogramme avec plot().</text:p>
      <text:p text:style-name="P4"/>
      <text:p text:style-name="P4">WARNING INTERPRETATION</text:p>
      <text:p text:style-name="P4"/>
      <text:p text:style-name="P4"/>
      <text:p text:style-name="P4">Q10.</text:p>
      <text:p text:style-name="P4">La série d'instructions est identique aux deux questions précédentes la seule différence est que l'on appelle seuillerImage() avec s = 128 plutôt que normaliseImage() ou inversionImage().</text:p>
      <text:p text:style-name="P4"/>
      <text:p text:style-name="P4"/>
      <text:p text:style-name="P4">Exercice 2 :</text:p>
      <text:p text:style-name="P4"/>
      <text:p text:style-name="P5">Q1.</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6">128</text:p>
          </table:table-cell>
          <table:table-cell table:style-name="Tableau1.A1" office:value-type="string">
            <text:p text:style-name="P6">128</text:p>
          </table:table-cell>
          <table:table-cell table:style-name="Tableau1.A1" office:value-type="string">
            <text:p text:style-name="P6">0</text:p>
          </table:table-cell>
          <table:table-cell table:style-name="Tableau1.D1" office:value-type="string">
            <text:p text:style-name="P6">255</text:p>
          </table:table-cell>
        </table:table-row>
        <table:table-row>
          <table:table-cell table:style-name="Tableau1.A2" office:value-type="string">
            <text:p text:style-name="P6">128</text:p>
          </table:table-cell>
          <table:table-cell table:style-name="Tableau1.A2" office:value-type="string">
            <text:p text:style-name="P6">0</text:p>
          </table:table-cell>
          <table:table-cell table:style-name="Tableau1.A2" office:value-type="string">
            <text:p text:style-name="P6">0</text:p>
          </table:table-cell>
          <table:table-cell table:style-name="Tableau1.D2" office:value-type="string">
            <text:p text:style-name="P6">255</text:p>
          </table:table-cell>
        </table:table-row>
        <table:table-row>
          <table:table-cell table:style-name="Tableau1.A2" office:value-type="string">
            <text:p text:style-name="P6">0</text:p>
          </table:table-cell>
          <table:table-cell table:style-name="Tableau1.A2" office:value-type="string">
            <text:p text:style-name="P6">128</text:p>
          </table:table-cell>
          <table:table-cell table:style-name="Tableau1.A2" office:value-type="string">
            <text:p text:style-name="P6">0</text:p>
          </table:table-cell>
          <table:table-cell table:style-name="Tableau1.D2" office:value-type="string">
            <text:p text:style-name="P6">255</text:p>
          </table:table-cell>
        </table:table-row>
        <table:table-row table:style-name="Tableau1.4">
          <table:table-cell table:style-name="Tableau1.A2" office:value-type="string">
            <text:p text:style-name="P6">128</text:p>
          </table:table-cell>
          <table:table-cell table:style-name="Tableau1.A2" office:value-type="string">
            <text:p text:style-name="P6">128</text:p>
          </table:table-cell>
          <table:table-cell table:style-name="Tableau1.A2" office:value-type="string">
            <text:p text:style-name="P6">0</text:p>
          </table:table-cell>
          <table:table-cell table:style-name="Tableau1.D2" office:value-type="string">
            <text:p text:style-name="P6">255</text:p>
          </table:table-cell>
        </table:table-row>
      </table:table>
      <text:p text:style-name="P5"/>
      <text:p text:style-name="P5"/>
      <text:p text:style-name="P5"/>
      <text:p text:style-name="P5">Q2.</text:p>
      <text:p text:style-name="P5"/>
      <text:p text:style-name="P5"/>
      <text:p text:style-name="P5"/>
      <text:p text:style-name="P5">Exercice 3 :</text:p>
      <text:p text:style-name="P5"/>
      <text:p text:style-name="P5"/>
      <text:p text:style-name="P5">Q1.</text:p>
      <text:p text:style-name="P5"/>
      <text:p text:style-name="P5"/>
      <text:p text:style-name="P5">Q2.</text:p>
      <text:p text:style-name="P5"/>
      <text:p text:style-name="P5"/>
      <text:p text:style-name="P5">Q3.</text:p>
      <text:p text:style-name="P5">Dans un premier temps on calcule l'histogramme cumulé en utilisant l'histogramme obtenu avec la fonction calculerHisto(), puis on parcourt le vecteur de l'histogramme et on construit le vecteur de l'histogramme cumulé en additionnant progressivement les valeurs de l'hist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UNES DANIEL</meta:initial-creator>
    <meta:creation-date>2015-09-25T10:49:41.907995978</meta:creation-date>
    <dc:date>2015-09-25T11:50:29.633098072</dc:date>
    <dc:creator>ANTUNES DANIEL</dc:creator>
    <meta:editing-duration>PT45M36S</meta:editing-duration>
    <meta:editing-cycles>4</meta:editing-cycles>
    <meta:generator>LibreOffice/4.3.3.2$Linux_X86_64 LibreOffice_project/430m0$Build-2</meta:generator>
    <meta:document-statistic meta:table-count="1" meta:image-count="0" meta:object-count="0" meta:page-count="2" meta:paragraph-count="52" meta:word-count="561" meta:character-count="3259" meta:non-whitespace-character-count="2744"/>
  </office:meta>
</office:document-meta>
</file>